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C000002DEC9A9620500C132AF.png" manifest:media-type="image/png"/>
  <manifest:file-entry manifest:full-path="Pictures/10000201000000B9000000BCBF2251E8C74375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cm" svg:height="21.786cm" svg:x="2cm" svg:y="-0.786cm">
          <draw:image xlink:href="Pictures/100002010000036C000002DEC9A9620500C132AF.png" xlink:type="simple" xlink:show="embed" xlink:actuate="onLoad" draw:mime-type="image/png">
            <text:p/>
          </draw:image>
        </draw:frame>
        <draw:frame draw:style-name="gr2" draw:text-style-name="P2" draw:layer="layout" svg:width="9.68cm" svg:height="0.962cm" svg:x="0.9cm" svg:y="0.8cm">
          <draw:text-box>
            <text:p><text:span text:style-name="T1">Rotation « patate » « douce » :</text:span></text:p>
          </draw:text-box>
        </draw:frame>
        <draw:frame draw:style-name="gr3" draw:text-style-name="P3" draw:layer="layout" svg:width="1.25cm" svg:height="1.25cm" svg:x="9.25cm" svg:y="5.5cm">
          <draw:text-box>
            <text:p>A</text:p>
          </draw:text-box>
        </draw:frame>
        <draw:frame draw:style-name="gr3" draw:text-style-name="P3" draw:layer="layout" svg:width="1.25cm" svg:height="1.25cm" svg:x="20.75cm" svg:y="8.5cm">
          <draw:text-box>
            <text:p>B</text:p>
          </draw:text-box>
        </draw:frame>
        <draw:frame draw:style-name="gr4" draw:text-style-name="P4" draw:layer="layout" svg:width="0.778cm" svg:height="0.79cm" svg:x="4.98cm" svg:y="5.35cm">
          <draw:image xlink:href="Pictures/10000201000000B9000000BCBF2251E8C74375EC.png" xlink:type="simple" xlink:show="embed" xlink:actuate="onLoad" draw:mime-type="image/png">
            <text:p/>
          </draw:image>
        </draw:frame>
        <draw:frame draw:style-name="gr5" draw:text-style-name="P3" draw:layer="layout" svg:width="5.638cm" svg:height="0.962cm" svg:x="1.162cm" svg:y="5.238cm">
          <draw:text-box>
            <text:p>Rot(A, 225°, <text:s text:c="4"/>)</text:p>
          </draw:text-box>
        </draw:frame>
        <draw:frame draw:style-name="gr6" draw:text-style-name="P4" draw:layer="layout" svg:width="0.75cm" svg:height="0.8cm" svg:x="11.988cm" svg:y="15.562cm">
          <draw:image xlink:href="Pictures/10000201000000B9000000BCBF2251E8C74375EC.png" xlink:type="simple" xlink:show="embed" xlink:actuate="onLoad" draw:mime-type="image/png">
            <text:p/>
          </draw:image>
        </draw:frame>
        <draw:frame draw:style-name="gr5" draw:text-style-name="P3" draw:layer="layout" svg:width="5.638cm" svg:height="0.962cm" svg:x="8.25cm" svg:y="15.5cm">
          <draw:text-box>
            <text:p>Rot(A, <text:s text:c="2"/>90°, <text:s text:c="4"/>)</text:p>
          </draw:text-box>
        </draw:frame>
        <draw:frame draw:style-name="gr6" draw:text-style-name="P4" draw:layer="layout" svg:width="0.75cm" svg:height="0.8cm" svg:x="5.85cm" svg:y="16.35cm">
          <draw:image xlink:href="Pictures/10000201000000B9000000BCBF2251E8C74375EC.png" xlink:type="simple" xlink:show="embed" xlink:actuate="onLoad" draw:mime-type="image/png">
            <text:p/>
          </draw:image>
        </draw:frame>
        <draw:frame draw:style-name="gr5" draw:text-style-name="P3" draw:layer="layout" svg:width="5.638cm" svg:height="0.962cm" svg:x="2.112cm" svg:y="16.288cm">
          <draw:text-box>
            <text:p>Rot(A, <text:s text:c="2"/>75°, <text:s text:c="4"/>)</text:p>
          </draw:text-box>
        </draw:frame>
        <draw:frame draw:style-name="gr6" draw:text-style-name="P4" draw:layer="layout" svg:width="0.75cm" svg:height="0.8cm" svg:x="19.6cm" svg:y="2.562cm">
          <draw:image xlink:href="Pictures/10000201000000B9000000BCBF2251E8C74375EC.png" xlink:type="simple" xlink:show="embed" xlink:actuate="onLoad" draw:mime-type="image/png">
            <text:p/>
          </draw:image>
        </draw:frame>
        <draw:frame draw:style-name="gr5" draw:text-style-name="P3" draw:layer="layout" svg:width="5.638cm" svg:height="0.962cm" svg:x="15.862cm" svg:y="2.5cm">
          <draw:text-box>
            <text:p>Rot(B, <text:s text:c="2"/>90°, <text:s text:c="4"/>)</text:p>
          </draw:text-box>
        </draw:frame>
        <draw:frame draw:style-name="gr5" draw:text-style-name="P3" draw:layer="layout" svg:width="5.638cm" svg:height="0.962cm" svg:x="17.662cm" svg:y="17.25cm">
          <draw:text-box>
            <text:p>Rot(B, <text:s text:c="2"/>135°, <text:s text:c="4"/>)</text:p>
          </draw:text-box>
        </draw:frame>
        <draw:frame draw:style-name="gr4" draw:text-style-name="P4" draw:layer="layout" svg:width="0.778cm" svg:height="0.79cm" svg:x="21.75cm" svg:y="17.35cm">
          <draw:image xlink:href="Pictures/10000201000000B9000000BCBF2251E8C74375EC.png" xlink:type="simple" xlink:show="embed" xlink:actuate="onLoad" draw:mime-type="image/png">
            <text:p/>
          </draw:image>
        </draw:frame>
        <draw:frame draw:style-name="gr5" draw:text-style-name="P3" draw:layer="layout" svg:width="5.638cm" svg:height="0.962cm" svg:x="24.25cm" svg:y="12.5cm">
          <draw:text-box>
            <text:p>Rot(B, <text:s text:c="2"/>105°, <text:s text:c="4"/>)</text:p>
          </draw:text-box>
        </draw:frame>
        <draw:frame draw:style-name="gr4" draw:text-style-name="P4" draw:layer="layout" svg:width="0.778cm" svg:height="0.79cm" svg:x="28.338cm" svg:y="12.6cm">
          <draw:image xlink:href="Pictures/10000201000000B9000000BCBF2251E8C74375EC.png" xlink:type="simple" xlink:show="embed" xlink:actuate="onLoad" draw:mime-type="image/png">
            <text:p/>
          </draw:image>
        </draw:frame>
        <draw:frame draw:style-name="gr6" draw:text-style-name="P4" draw:layer="layout" svg:width="0.75cm" svg:height="0.8cm" svg:x="26.738cm" svg:y="5.6cm">
          <draw:image xlink:href="Pictures/10000201000000B9000000BCBF2251E8C74375EC.png" xlink:type="simple" xlink:show="embed" xlink:actuate="onLoad" draw:mime-type="image/png">
            <text:p/>
          </draw:image>
        </draw:frame>
        <draw:frame draw:style-name="gr5" draw:text-style-name="P3" draw:layer="layout" svg:width="5.638cm" svg:height="0.962cm" svg:x="23cm" svg:y="5.538cm">
          <draw:text-box>
            <text:p>Rot(B, 135°, <text:s text:c="4"/>)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05:50:15.186000000</meta:creation-date>
    <dc:date>2022-03-06T15:05:10.019000000</dc:date>
    <meta:editing-duration>PT10M30S</meta:editing-duration>
    <meta:editing-cycles>2</meta:editing-cycles>
    <meta:generator>LibreOffice/7.0.1.2$Windows_X86_64 LibreOffice_project/7cbcfc562f6eb6708b5ff7d7397325de9e764452</meta:generator>
    <meta:document-statistic meta:object-count="18"/>
  </office:meta>
</office:document-meta>
</file>